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aff7" officeooo:paragraph-rsid="0002a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ge: University of the People</text:p>
      <text:p text:style-name="P1">Course: Data Mining And Machine Learning. </text:p>
      <text:p text:style-name="P1">Assignment Type: Learning Journal Assigment 1. </text:p>
      <text:p text:style-name="P1">Name: Usman Akinyemi</text:p>
      <text:p text:style-name="P1"/>
      <text:p text:style-name="P1"/>
      <text:p text:style-name="P1">Content: </text:p>
      <text:p text:style-name="P1">This week is interesting and is the first week of the course. I really looked forward to learn a lot in the course. Data Mining and machine are two very important topics currently in this era of technology. Almost all the system has some level of machine learning algorithm that is making it work. This week is all about introduction to concept in machine learning and data mining. R progamming language was also introuduced this week. Though, I have not really get a grasped of it but, I will do so. Coming back to the topic. The both topic sometimes seems similar but, they are not really, sometimes they shared the same algorithms but, their aim is very different. </text:p>
      <text:p text:style-name="P1"/>
      <text:p text:style-name="P1">Data Mining focused more on extracting information and gaining insights from a data. It uses different algorithm to get some trends from a dataset. It aims to mine important details from a data. Some of the algorithm and tools used in data mining are clustering, visualization, classifications etc. </text:p>
      <text:p text:style-name="P1"/>
      <text:p text:style-name="P1">One the other hand, Machine learning aim is different. Talking about learning is very important. Learning is the process by which something might be human or system improves itself through going through experience. Machine learning simply means, the process by which a system most especially software program improves itself through experience which are most in terms of dataset. In the field of machine learning, our own aim is to make a model that is able to learn and also able to perform some task like figuring out what clusters a data belongs to and all sort. It focus on having a model that can through the dataset. It also basically also uses many algorithms like clustering, classifications etc.</text:p>
      <text:p text:style-name="P1"/>
      <text:p text:style-name="P1">In machine learning, we have supervised learning and unsupervised learning. Supervised learning is basically training a model while we already know the outcome we want. To note, we also used the outcome in training the model. For unsupervised, we do not know the outcome, we let the model do it’s work, then we try to understand the meaning of the outcome. Supervised learning is more of classifications while unsupervised learning involve <text:s/>clustering. </text:p>
      <text:p text:style-name="P1"/>
      <text:p text:style-name="P1">This week readings is very interesting and also overwhelming as there were lot of resources someone can actually learn from. This week discussion assignment is also an interesting topic as it involve saying the difference between Supervised and Unsupervised learning. I got a positive feedback from pairs. Also one of my peers suggest I gave more example while writing submitting my assignment. </text:p>
      <text:p text:style-name="P1"/>
      <text:p text:style-name="P1">The other part which I am actually trying to figure out is the R-programming. I basically used Python for most of my task. I have also been hearing a lot about R regarding it usefulness when it’s comes to statistics. But, I hope to learn it and add it to bunch of tools. It is a bit challenging though, but, I will be able to come out well. </text:p>
      <text:p text:style-name="P1"/>
      <text:p text:style-name="P1">I look forward to what I will learn in this course. I hope it will be useful. </text:p>
      <text:p text:style-name="P1"/>
      <text:p text:style-name="P1">Thank you. </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06:22:57.178169226</meta:creation-date>
    <dc:date>2024-02-09T06:47:25.056462554</dc:date>
    <meta:editing-duration>PT24M28S</meta:editing-duration>
    <meta:editing-cycles>1</meta:editing-cycles>
    <meta:document-statistic meta:table-count="0" meta:image-count="0" meta:object-count="0" meta:page-count="1" meta:paragraph-count="13" meta:word-count="527" meta:character-count="3100" meta:non-whitespace-character-count="2575"/>
    <meta:generator>LibreOffice/7.5.9.2$Linux_X86_64 LibreOffice_project/50$Build-2</meta:generator>
  </office:meta>
</office:document-meta>
</file>